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6000000F8572AC17B1D5287E2.png" manifest:media-type="image/png"/>
  <manifest:file-entry manifest:full-path="Pictures/100000010000031E00000078D4C767C56B9CA3D1.png" manifest:media-type="image/png"/>
  <manifest:file-entry manifest:full-path="Pictures/1000000100000342000000ABB384EBCD5201BAE7.png" manifest:media-type="image/png"/>
  <manifest:file-entry manifest:full-path="Pictures/100000010000035200000200F54BD86608DFEAAA.png" manifest:media-type="image/png"/>
  <manifest:file-entry manifest:full-path="Pictures/10000001000001EE000000BDD639D0C262DECA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3.07cm" svg:height="5.001cm" draw:z-index="0"><draw:image xlink:href="Pictures/10000001000001EE000000BDD639D0C262DECA08.png" xlink:type="simple" xlink:show="embed" xlink:actuate="onLoad" draw:mime-type="image/png"/></draw:frame><text:tab/><text:tab/><text:tab/></text:p>
      <text:p text:style-name="Standard"><text:tab/><text:tab/><text:tab/><text:tab/></text:p>
      <text:p text:style-name="Standard"/>
      <text:p text:style-name="Standard"/>
      <text:p text:style-name="Standard"><draw:frame draw:style-name="fr1" draw:name="Image2" text:anchor-type="char" svg:width="19.001cm" svg:height="14.762cm" draw:z-index="1"><draw:image xlink:href="Pictures/100000010000035200000200F54BD86608DFEAAA.png" xlink:type="simple" xlink:show="embed" xlink:actuate="onLoad" draw:mime-type="image/png"/></draw:frame></text:p>
      <text:p text:style-name="Standard"/>
      <text:p text:style-name="Standard"><draw:frame draw:style-name="fr1" draw:name="Image3" text:anchor-type="char" svg:width="18.794cm" svg:height="5.452cm" draw:z-index="2"><draw:image xlink:href="Pictures/1000000100000342000000ABB384EBCD5201BAE7.png" xlink:type="simple" xlink:show="embed" xlink:actuate="onLoad" draw:mime-type="image/png"/></draw:frame><text:soft-page-break/><text:tab/></text:p>
      <text:p text:style-name="Standard"><draw:frame draw:style-name="fr1" draw:name="Image4" text:anchor-type="char" svg:width="19.001cm" svg:height="2.856cm" draw:z-index="3"><draw:image xlink:href="Pictures/100000010000031E00000078D4C767C56B9CA3D1.png" xlink:type="simple" xlink:show="embed" xlink:actuate="onLoad" draw:mime-type="image/png"/></draw:frame><text:tab/></text:p>
      <text:p text:style-name="Standard"><draw:frame draw:style-name="fr1" draw:name="Image5" text:anchor-type="char" svg:width="19.001cm" svg:height="9.294cm" draw:z-index="4"><draw:image xlink:href="Pictures/10000001000003A6000000F8572AC17B1D5287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00:32:28.672351751</meta:creation-date>
    <dc:date>2024-05-22T01:14:52.240101576</dc:date>
    <meta:editing-duration>PT1M33S</meta:editing-duration>
    <meta:editing-cycles>1</meta:editing-cycles>
    <meta:document-statistic meta:table-count="0" meta:image-count="5" meta:object-count="0" meta:page-count="2" meta:paragraph-count="4" meta:word-count="0" meta:character-count="9" meta:non-whitespace-character-count="0"/>
    <meta:generator>LibreOffice/7.3.7.2$Linux_X86_64 LibreOffice_project/30$Build-2</meta:generator>
  </office:meta>
</office:document-meta>
</file>